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urio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4x damag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 / Considered as an enemy demon / 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<text:s text:c="2"/>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6 / 8 / 10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0:16:25.043158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1T20:48:33.031568025</dc:date>
    <dc:creator>Ilya Shpigor</dc:creator>
    <meta:editing-duration>PT32M27S</meta:editing-duration>
    <meta:editing-cycles>76</meta:editing-cycles>
    <meta:document-statistic meta:table-count="3" meta:cell-count="299" meta:object-count="0"/>
  </office:meta>
</office:document-meta>
</file>